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.423cm" fo:margin-bottom="0cm" style:contextual-spacing="false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.423cm" fo:margin-bottom="0cm" style:contextual-spacing="false" fo:text-indent="0cm" style:auto-text-indent="false"/>
    </style:style>
    <style:style style:name="T1" style:family="text">
      <style:text-properties officeooo:rsid="0016a1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troducción al curso</text:h>
      <text:p text:style-name="P4"/>
      <text:p text:style-name="P2">¡Hola! Y bienvenidos a este curso de culminación.</text:p>
      <text:p text:style-name="P2">¡Enhorabuena por haber llegado hasta aquí! Me llamo Joseph Santarcangelo, Yan Luo y Azim Hirjani . Nos complace ser sus instructores y desarrolladores del curso para este curso capstone. En este proyecto aplicará sus conocimientos de ciencia de datos como científico de datos para una empresa privada de lanzamiento espacial.</text:p>
      <text:p text:style-name="P2">Como punto de partida de casi todos los proyectos de ciencia de datos, necesita recopilar datos, tantos y tan relevantes como sea posible.</text:p>
      <text:p text:style-name="P2">Recopilará datos de diversas fuentes. Una vez recopilados los datos sin procesar, tendrá que mejorar su calidad realizando un "wrangling" de datos.</text:p>
      <text:p text:style-name="P2">A continuación, podrá empezar a explorar los datos procesados. Seremos su guía mientras exploramos juntos algunos conjuntos de datos del mundo real realmente interesantes. Pondrá en práctica sus conocimientos de SQL mientras consultamos los datos y recopilamos información.</text:p>
      <text:p text:style-name="P2">Obtendrá más información sobre los datos aplicando algunos análisis estadísticos básicos y visualización de datos, podrá ver directamente cómo las variables pueden estar relacionadas entre sí.</text:p>
      <text:p text:style-name="P2">profundizaremos en niveles más finos de detalle dividiendo los datos en grupos definidos por variables categóricas o factores de sus datos.</text:p>
      <text:p text:style-name="P2">Se le guiará para que construya, evalúe y perfeccione modelos predictivos para descubrir perspectivas más interesantes.</text:p>
      <text:p text:style-name="P2">La tarea final de este proyecto de culminación es crear una presentación que se desarrollará en historias de todo su análisis.</text:p>
      <text:p text:style-name="P2">¡Gracias y buena suerte!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1T14:30:47.831000000</meta:creation-date>
    <dc:date>2025-10-21T14:31:28.408000000</dc:date>
    <meta:editing-duration>PT41S</meta:editing-duration>
    <meta:editing-cycles>1</meta:editing-cycles>
    <meta:document-statistic meta:table-count="0" meta:image-count="0" meta:object-count="0" meta:page-count="1" meta:paragraph-count="11" meta:word-count="232" meta:character-count="1553" meta:non-whitespace-character-count="1332"/>
    <meta:generator>LibreOffice/7.6.0.3$Windows_X86_64 LibreOffice_project/69edd8b8ebc41d00b4de3915dc82f8f0fc3b6265</meta:generator>
  </office:meta>
</office:document-meta>
</file>